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solid" draw:fill-color="#cfe7f5" draw:textarea-vertical-align="middle"/>
    </style:style>
    <style:style style:name="gr3" style:family="graphic" style:parent-style-name="objectwithoutfill">
      <style:graphic-properties draw:stroke="dash" draw:stroke-dash="Ultrafine_20_2_20_Dots_20_3_20_Dashes" draw:marker-end="Arrow" draw:marker-end-width="0.3cm" draw:fill="solid" draw:fill-color="#cfe7f5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9cm" svg:height="1.9cm" svg:x="14.9cm" svg:y="2.7cm">
          <text:p text:style-name="P1">parse_candidates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9cm" svg:height="1.9cm" svg:x="1.8cm" svg:y="2.7cm">
          <text:p text:style-name="P1">get_new_model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9cm" svg:height="1.9cm" svg:x="7.9cm" svg:y="2.7cm">
          <text:p text:style-name="P1">get_old_models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9cm" svg:height="1.9cm" svg:x="9.3cm" svg:y="9.5cm">
          <text:p text:style-name="P1">filter_model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.35cm" svg:y1="4.6cm" svg:x2="11.75cm" svg:y2="9.5cm" draw:start-shape="id1" draw:start-glue-point="2" draw:end-shape="id2" draw:end-glue-point="0" svg:d="m17350 4600v2450h-5600v2450" svg:viewBox="0 0 5601 4901">
          <text:p/>
        </draw:connector>
        <draw:custom-shape draw:style-name="gr1" draw:text-style-name="P1" xml:id="id3" draw:id="id3" draw:layer="layout" svg:width="4.9cm" svg:height="1.9cm" svg:x="5cm" svg:y="6cm">
          <text:p text:style-name="P1">combine_model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45cm" svg:y1="7.9cm" svg:x2="11.75cm" svg:y2="9.5cm" draw:start-shape="id3" draw:start-glue-point="2" draw:end-shape="id2" draw:end-glue-point="0" svg:d="m7450 7900v800h4300v800" svg:viewBox="0 0 4301 1601">
          <text:p/>
        </draw:connector>
        <draw:connector draw:style-name="gr2" draw:text-style-name="P1" draw:layer="layout" svg:x1="4.25cm" svg:y1="4.6cm" svg:x2="7.45cm" svg:y2="6cm" draw:start-shape="id4" draw:start-glue-point="2" draw:end-shape="id3" draw:end-glue-point="0" svg:d="m4250 4600v700h3200v700" svg:viewBox="0 0 3201 1401">
          <text:p/>
        </draw:connector>
        <draw:connector draw:style-name="gr2" draw:text-style-name="P1" draw:layer="layout" svg:x1="10.35cm" svg:y1="4.6cm" svg:x2="7.45cm" svg:y2="6cm" draw:start-shape="id5" draw:start-glue-point="2" draw:end-shape="id3" draw:end-glue-point="0" svg:d="m10350 4600v700h-2900v700" svg:viewBox="0 0 2901 1401">
          <text:p/>
        </draw:connector>
        <draw:custom-shape draw:style-name="gr1" draw:text-style-name="P1" xml:id="id6" draw:id="id6" draw:layer="layout" svg:width="4.9cm" svg:height="1.9cm" svg:x="9.3cm" svg:y="24.3cm">
          <text:p text:style-name="P1">sanitise_model_data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75cm" svg:y1="11.4cm" svg:x2="11.75cm" svg:y2="24.3cm" draw:start-shape="id2" draw:start-glue-point="2" draw:end-shape="id6" svg:d="m11750 11400v12900" svg:viewBox="0 0 1 12901">
          <text:p/>
        </draw:connector>
        <draw:custom-shape draw:style-name="gr1" draw:text-style-name="P1" xml:id="id7" draw:id="id7" draw:layer="layout" svg:width="4.9cm" svg:height="1.9cm" svg:x="4.5cm" svg:y="19.7cm">
          <text:p text:style-name="P1">parse_state_and_config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95cm" svg:y1="21.6cm" svg:x2="11.75cm" svg:y2="24.3cm" draw:start-shape="id7" draw:start-glue-point="2" draw:end-shape="id6" svg:d="m6950 21600v1350h4800v1350" svg:viewBox="0 0 4801 2701">
          <text:p/>
        </draw:connector>
        <draw:connector draw:style-name="gr2" draw:text-style-name="P1" draw:layer="layout" svg:x1="17.35cm" svg:y1="4.6cm" svg:x2="11.75cm" svg:y2="24.3cm" draw:start-shape="id1" draw:start-glue-point="2" draw:end-shape="id6" draw:end-glue-point="0" svg:d="m17350 4600v9850h-5600v9850" svg:viewBox="0 0 5601 19701">
          <text:p/>
        </draw:connector>
        <draw:custom-shape draw:style-name="gr1" draw:text-style-name="P1" xml:id="id8" draw:id="id8" draw:layer="layout" svg:width="4.9cm" svg:height="1.9cm" svg:x="4.5cm" svg:y="13.2cm">
          <text:p text:style-name="P1">get_state_and_config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95cm" svg:y1="15.1cm" svg:x2="6.95cm" svg:y2="16.5cm" draw:start-shape="id8" draw:start-glue-point="2" draw:end-shape="id9" draw:end-glue-point="4" svg:d="m6950 15100v1400" svg:viewBox="0 0 1 1401">
          <text:p/>
        </draw:connector>
        <draw:connector draw:style-name="gr2" draw:text-style-name="P1" draw:layer="layout" svg:x1="11.75cm" svg:y1="11.4cm" svg:x2="6.95cm" svg:y2="13.2cm" draw:start-shape="id2" draw:start-glue-point="2" draw:end-shape="id8" draw:end-glue-point="0" svg:d="m11750 11400v900h-4800v900" svg:viewBox="0 0 4801 1801">
          <text:p/>
        </draw:connector>
        <draw:custom-shape draw:style-name="gr1" draw:text-style-name="P1" xml:id="id10" draw:id="id10" draw:layer="layout" svg:width="4.9cm" svg:height="1.9cm" svg:x="14.9cm" svg:y="24.3cm">
          <text:p text:style-name="P1">get_stellar_pop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7.35cm" svg:y1="4.6cm" svg:x2="17.35cm" svg:y2="24.3cm" draw:start-shape="id1" draw:start-glue-point="2" draw:end-shape="id10" svg:d="m17350 4600v19700" svg:viewBox="0 0 1 19701">
          <text:p/>
        </draw:connector>
        <draw:custom-shape draw:style-name="gr5" draw:text-style-name="P1" xml:id="id11" draw:id="id11" draw:layer="layout" svg:width="4.9cm" svg:height="1.8cm" svg:x="9.3cm" svg:y="27.4cm">
          <text:p text:style-name="P1">MODEL 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2" draw:id="id12" draw:layer="layout" svg:width="4.9cm" svg:height="1.8cm" svg:x="14.9cm" svg:y="27.4cm">
          <text:p text:style-name="P1">LENS 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1.75cm" svg:y1="26.2cm" svg:x2="11.75cm" svg:y2="27.4cm" draw:start-shape="id6" draw:start-glue-point="2" draw:end-shape="id11" draw:end-glue-point="4" svg:d="m11750 26200v1200" svg:viewBox="0 0 1 1201">
          <text:p/>
        </draw:connector>
        <draw:connector draw:style-name="gr4" draw:text-style-name="P2" draw:layer="layout" svg:x1="17.35cm" svg:y1="26.2cm" svg:x2="17.35cm" svg:y2="27.4cm" draw:start-shape="id10" draw:start-glue-point="2" draw:end-shape="id12" draw:end-glue-point="4" svg:d="m17350 26200v1200" svg:viewBox="0 0 1 1201">
          <text:p/>
        </draw:connector>
        <draw:custom-shape draw:style-name="gr5" draw:text-style-name="P1" xml:id="id9" draw:id="id9" draw:layer="layout" svg:width="4.9cm" svg:height="1.8cm" svg:x="4.5cm" svg:y="16.5cm">
          <text:p text:style-name="P1">STATE FIL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6.95cm" svg:y1="18.3cm" svg:x2="6.95cm" svg:y2="19.7cm" draw:start-shape="id9" draw:start-glue-point="8" draw:end-shape="id7" draw:end-glue-point="0" svg:d="m6950 18300v1400" svg:viewBox="0 0 1 1401">
          <text:p/>
        </draw:connector>
        <draw:frame draw:style-name="gr6" draw:layer="layout" svg:width="4.494cm" svg:height="0.962cm" svg:x="1cm" svg:y="1.038cm">
          <draw:text-box>
            <text:p>CALL GRAP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9T17:43:33.391112122</meta:creation-date>
    <dc:date>2015-10-29T17:57:41.403057808</dc:date>
    <meta:editing-duration>P0D</meta:editing-duration>
    <meta:editing-cycles>1</meta:editing-cycles>
    <meta:generator>LibreOffice/4.1.6.2$Linux_X86_64 LibreOffice_project/410m0$Build-2</meta:generator>
    <meta:document-statistic meta:object-count="26"/>
  </office:meta>
</office:document-meta>
</file>